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9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" draw:id="id9" draw:layer="layout" svg:width="1.9cm" svg:height="1.4cm" svg:x="4.904cm" svg:y="10.504cm">
          <text:p text:style-name="P4"><text:span text:style-name="T2">TATG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6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6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6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6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6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6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6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6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6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0" draw:id="id20" draw:layer="layout" svg:width="1.9cm" svg:height="1.4cm" svg:x="4.904cm" svg:y="10.504cm">
          <text:p text:style-name="P4"><text:span text:style-name="T2">TAT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6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6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6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6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6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6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6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6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6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5" draw:id="id35" draw:layer="layout" svg:width="1.9cm" svg:height="1.4cm" svg:x="4.904cm" svg:y="10.504cm">
          <text:p text:style-name="P4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6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6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6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6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6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6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7" xml:id="id30" draw:id="id30" draw:layer="layout" svg:width="1.9cm" svg:height="1.4cm" svg:x="7.403cm" svg:y="7.303cm">
          <text:p text:style-name="P4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31" draw:id="id31" draw:layer="layout" svg:width="1.9cm" svg:height="1.4cm" svg:x="7.404cm" svg:y="10.504cm">
          <text:p text:style-name="P4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2" draw:id="id32" draw:layer="layout" svg:width="1.9cm" svg:height="1.4cm" svg:x="10.104cm" svg:y="7.404cm">
          <text:p text:style-name="P4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3" draw:id="id33" draw:layer="layout" svg:width="1.9cm" svg:height="1.4cm" svg:x="10.102cm" svg:y="4.002cm">
          <text:p text:style-name="P4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4" draw:id="id34" draw:layer="layout" svg:width="1.9cm" svg:height="1.4cm" svg:x="7.203cm" svg:y="3.903cm">
          <text:p text:style-name="P4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6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6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6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6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6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6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9" draw:id="id39" draw:layer="layout" svg:width="1.9cm" svg:height="1.4cm" svg:x="4.904cm" svg:y="10.504cm">
          <text:p text:style-name="P4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8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6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6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6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6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6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6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6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7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6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6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6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6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6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7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2" draw:text-style-name="P6" draw:layer="layout" svg:x1="7.6cm" svg:y1="6.2cm" svg:x2="10.4cm" svg:y2="6.2cm">
          <text:p text:style-name="P1"><text:span text:style-name="T1">Optimalizace</text:span></text:p>
          <text:p text:style-name="P1"/>
        </draw:line>
        <draw:connector draw:style-name="gr4" draw:text-style-name="P6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4" draw:text-style-name="P6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4" draw:text-style-name="P6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4" draw:text-style-name="P6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4" draw:text-style-name="P6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4" draw:text-style-name="P6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4" draw:text-style-name="P6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6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6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6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6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6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6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2" draw:text-style-name="P6" draw:layer="layout" svg:x1="7.6cm" svg:y1="6.2cm" svg:x2="10.4cm" svg:y2="6.2cm">
          <text:p text:style-name="P1"><text:span text:style-name="T1">Pomocné vrcholy</text:span></text:p>
          <text:p text:style-name="P1"><text:span text:style-name="T1"/></text:p>
        </draw:line>
        <draw:connector draw:style-name="gr4" draw:text-style-name="P6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6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6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6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6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6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6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6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6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6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9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6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6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84" draw:id="id84" draw:layer="layout" svg:width="1.9cm" svg:height="1.4cm" svg:x="4.904cm" svg:y="10.504cm">
          <text:p text:style-name="P4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6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6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6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6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6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6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7" xml:id="id83" draw:id="id83" draw:layer="layout" svg:width="1.9cm" svg:height="1.4cm" svg:x="7.403cm" svg:y="7.303cm">
          <text:p text:style-name="P4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6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6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5-17T15:25:31.270000000</dc:date>
    <meta:editing-duration>PT1H57M27S</meta:editing-duration>
    <meta:editing-cycles>30</meta:editing-cycles>
    <meta:document-statistic meta:object-count="178"/>
  </office:meta>
</office:document-meta>
</file>